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86.06mm" svg:x="6.06mm" svg:y="20.99mm">
            <loext:p draw:notify-on-update-of-ranges="Sheet1.I3:Sheet1.I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05.94mm" svg:height="193.18mm" svg:x="0mm" svg:y="0mm">
            <loext:p draw:notify-on-update-of-ranges="Sheet1.I3:Sheet1.I1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VIDEO DE 2 MINUTOS: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office:value-type="string" calcext:value-type="string">
            <text:p>kbs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  <table:table-cell office:value-type="string" calcext:value-type="string">
            <text:p>4 medicao</text:p>
          </table:table-cell>
          <table:table-cell office:value-type="string" calcext:value-type="string">
            <text:p>5 medicao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table:number-columns-repeated="8"/>
          <table:table-cell table:formula="of:=([.J3]+[.K3]+[.L3]+[.M3]+[.N3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3:.N3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4]+[.K4]+[.L4]+[.M4]+[.N4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4:.N4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5]+[.K5]+[.L5]+[.M5]+[.N5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5:.N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6]+[.K6]+[.L6]+[.M6]+[.N6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6:.N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7]+[.K7]+[.L7]+[.M7]+[.N7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7:.N7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8]+[.K8]+[.L8]+[.M8]+[.N8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8:.N8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9]+[.K9]+[.L9]+[.M9]+[.N9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9:.N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10]+[.K10]+[.L10]+[.M10]+[.N10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10:.N1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11]+[.K11]+[.L11]+[.M11]+[.N11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11:.N1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12]+[.K12]+[.L12]+[.M12]+[.N12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TDEV([.J12:.N1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([.J13]+[.K13]+[.L13]+[.M13]+[.N13])/5" office:value-type="float" office:value="659.6" calcext:value-type="float">
            <text:p>659,6</text:p>
          </table:table-cell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830" calcext:value-type="float">
            <text:p>830</text:p>
          </table:table-cell>
          <table:table-cell table:formula="of:=STDEV([.J13:.N13])" office:value-type="float" office:value="140.364881647797" calcext:value-type="float">
            <text:p>140,3648816478</text:p>
          </table:table-cell>
        </table:table-row>
        <table:table-row table:style-name="ro1">
          <table:table-cell table:number-columns-repeated="8"/>
          <table:table-cell table:formula="of:=([.J14]+[.K14]+[.L14]+[.M14]+[.N14])/5" office:value-type="float" office:value="659.6" calcext:value-type="float">
            <text:p>659,6</text:p>
          </table:table-cell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830" calcext:value-type="float">
            <text:p>830</text:p>
          </table:table-cell>
          <table:table-cell table:formula="of:=STDEV([.J14:.N14])" office:value-type="float" office:value="140.364881647797" calcext:value-type="float">
            <text:p>140,3648816478</text:p>
          </table:table-cell>
        </table:table-row>
        <table:table-row table:style-name="ro1">
          <table:table-cell table:number-columns-repeated="8"/>
          <table:table-cell table:formula="of:=([.J15]+[.K15]+[.L15]+[.M15]+[.N15])/5" office:value-type="float" office:value="544" calcext:value-type="float">
            <text:p>544</text:p>
          </table:table-cell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252" calcext:value-type="float">
            <text:p>252</text:p>
          </table:table-cell>
          <table:table-cell table:formula="of:=STDEV([.J15:.N15])" office:value-type="float" office:value="193.063461069152" calcext:value-type="float">
            <text:p>193,0634610692</text:p>
          </table:table-cell>
        </table:table-row>
        <table:table-row table:style-name="ro1">
          <table:table-cell table:number-columns-repeated="8"/>
          <table:table-cell table:formula="of:=([.J16]+[.K16]+[.L16]+[.M16]+[.N16])/5" office:value-type="float" office:value="541.2" calcext:value-type="float">
            <text:p>541,2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table:formula="of:=STDEV([.J16:.N16])" office:value-type="float" office:value="645.03581295925" calcext:value-type="float">
            <text:p>645,0358129593</text:p>
          </table:table-cell>
        </table:table-row>
        <table:table-row table:style-name="ro1">
          <table:table-cell table:number-columns-repeated="8"/>
          <table:table-cell table:formula="of:=([.J17]+[.K17]+[.L17]+[.M17]+[.N17])/5" office:value-type="float" office:value="541.2" calcext:value-type="float">
            <text:p>541,2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table:formula="of:=STDEV([.J17:.N17])" office:value-type="float" office:value="645.03581295925" calcext:value-type="float">
            <text:p>645,0358129593</text:p>
          </table:table-cell>
        </table:table-row>
        <table:table-row table:style-name="ro1">
          <table:table-cell table:number-columns-repeated="8"/>
          <table:table-cell table:formula="of:=([.J18]+[.K18]+[.L18]+[.M18]+[.N18])/5" office:value-type="float" office:value="1465.8" calcext:value-type="float">
            <text:p>1465,8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4875" calcext:value-type="float">
            <text:p>4875</text:p>
          </table:table-cell>
          <table:table-cell table:formula="of:=STDEV([.J18:.N18])" office:value-type="float" office:value="2005.49525055533" calcext:value-type="float">
            <text:p>2005,4952505553</text:p>
          </table:table-cell>
        </table:table-row>
        <table:table-row table:style-name="ro1">
          <table:table-cell table:number-columns-repeated="8"/>
          <table:table-cell table:formula="of:=([.J19]+[.K19]+[.L19]+[.M19]+[.N19])/5" office:value-type="float" office:value="6696.2" calcext:value-type="float">
            <text:p>6696,2</text:p>
          </table:table-cell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259" calcext:value-type="float">
            <text:p>259</text:p>
          </table:table-cell>
          <table:table-cell office:value-type="float" office:value="8475" calcext:value-type="float">
            <text:p>8475</text:p>
          </table:table-cell>
          <table:table-cell table:formula="of:=STDEV([.J19:.N19])" office:value-type="float" office:value="3661.74394244054" calcext:value-type="float">
            <text:p>3661,7439424406</text:p>
          </table:table-cell>
        </table:table-row>
        <table:table-row table:style-name="ro1">
          <table:table-cell table:number-columns-repeated="8"/>
          <table:table-cell table:formula="of:=([.J20]+[.K20]+[.L20]+[.M20]+[.N20])/5" office:value-type="float" office:value="8153.2" calcext:value-type="float">
            <text:p>8153,2</text:p>
          </table:table-cell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7544" calcext:value-type="float">
            <text:p>7544</text:p>
          </table:table-cell>
          <table:table-cell office:value-type="float" office:value="8475" calcext:value-type="float">
            <text:p>8475</text:p>
          </table:table-cell>
          <table:table-cell table:formula="of:=STDEV([.J20:.N20])" office:value-type="float" office:value="758.361852943567" calcext:value-type="float">
            <text:p>758,3618529436</text:p>
          </table:table-cell>
        </table:table-row>
        <table:table-row table:style-name="ro1">
          <table:table-cell table:number-columns-repeated="8"/>
          <table:table-cell table:formula="of:=([.J21]+[.K21]+[.L21]+[.M21]+[.N21])/5" office:value-type="float" office:value="7755" calcext:value-type="float">
            <text:p>7755</text:p>
          </table:table-cell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7544" calcext:value-type="float">
            <text:p>7544</text:p>
          </table:table-cell>
          <table:table-cell office:value-type="float" office:value="6484" calcext:value-type="float">
            <text:p>6484</text:p>
          </table:table-cell>
          <table:table-cell table:formula="of:=STDEV([.J21:.N21])" office:value-type="float" office:value="1023.51209079326" calcext:value-type="float">
            <text:p>1023,5120907933</text:p>
          </table:table-cell>
        </table:table-row>
        <table:table-row table:style-name="ro1">
          <table:table-cell table:number-columns-repeated="8"/>
          <table:table-cell table:formula="of:=([.J22]+[.K22]+[.L22]+[.M22]+[.N22])/5" office:value-type="float" office:value="6798.6" calcext:value-type="float">
            <text:p>6798,6</text:p>
          </table:table-cell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7544" calcext:value-type="float">
            <text:p>7544</text:p>
          </table:table-cell>
          <table:table-cell office:value-type="float" office:value="6484" calcext:value-type="float">
            <text:p>6484</text:p>
          </table:table-cell>
          <table:table-cell table:formula="of:=STDEV([.J22:.N22])" office:value-type="float" office:value="629.812511784261" calcext:value-type="float">
            <text:p>629,8125117843</text:p>
          </table:table-cell>
        </table:table-row>
        <table:table-row table:style-name="ro1">
          <table:table-cell table:number-columns-repeated="8"/>
          <table:table-cell table:formula="of:=([.J23]+[.K23]+[.L23]+[.M23]+[.N23])/5" office:value-type="float" office:value="6665.6" calcext:value-type="float">
            <text:p>6665,6</text:p>
          </table:table-cell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6879" calcext:value-type="float">
            <text:p>6879</text:p>
          </table:table-cell>
          <table:table-cell office:value-type="float" office:value="6484" calcext:value-type="float">
            <text:p>6484</text:p>
          </table:table-cell>
          <table:table-cell table:formula="of:=STDEV([.J23:.N23])" office:value-type="float" office:value="487.096807626574" calcext:value-type="float">
            <text:p>487,0968076266</text:p>
          </table:table-cell>
        </table:table-row>
        <table:table-row table:style-name="ro1">
          <table:table-cell table:number-columns-repeated="8"/>
          <table:table-cell table:formula="of:=([.J24]+[.K24]+[.L24]+[.M24]+[.N24])/5" office:value-type="float" office:value="6391.6" calcext:value-type="float">
            <text:p>6391,6</text:p>
          </table:table-cell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  <table:table-cell table:formula="of:=STDEV([.J24:.N24])" office:value-type="float" office:value="858.509930053229" calcext:value-type="float">
            <text:p>858,5099300532</text:p>
          </table:table-cell>
        </table:table-row>
        <table:table-row table:style-name="ro1">
          <table:table-cell table:number-columns-repeated="8"/>
          <table:table-cell table:formula="of:=([.J25]+[.K25]+[.L25]+[.M25]+[.N25])/5" office:value-type="float" office:value="5352.6" calcext:value-type="float">
            <text:p>5352,6</text:p>
          </table:table-cell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  <table:table-cell table:formula="of:=STDEV([.J25:.N25])" office:value-type="float" office:value="857.423932486142" calcext:value-type="float">
            <text:p>857,4239324861</text:p>
          </table:table-cell>
        </table:table-row>
        <table:table-row table:style-name="ro1">
          <table:table-cell table:number-columns-repeated="8"/>
          <table:table-cell table:formula="of:=([.J26]+[.K26]+[.L26]+[.M26]+[.N26])/5" office:value-type="float" office:value="5352.6" calcext:value-type="float">
            <text:p>5352,6</text:p>
          </table:table-cell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  <table:table-cell table:formula="of:=STDEV([.J26:.N26])" office:value-type="float" office:value="857.423932486142" calcext:value-type="float">
            <text:p>857,4239324861</text:p>
          </table:table-cell>
        </table:table-row>
        <table:table-row table:style-name="ro1">
          <table:table-cell table:number-columns-repeated="8"/>
          <table:table-cell table:formula="of:=([.J27]+[.K27]+[.L27]+[.M27]+[.N27])/5" office:value-type="float" office:value="4811.2" calcext:value-type="float">
            <text:p>4811,2</text:p>
          </table:table-cell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  <table:table-cell table:formula="of:=STDEV([.J27:.N27])" office:value-type="float" office:value="436.242134599582" calcext:value-type="float">
            <text:p>436,2421345996</text:p>
          </table:table-cell>
        </table:table-row>
        <table:table-row table:style-name="ro1">
          <table:table-cell table:number-columns-repeated="8"/>
          <table:table-cell table:formula="of:=([.J28]+[.K28]+[.L28]+[.M28]+[.N28])/5" office:value-type="float" office:value="4244.8" calcext:value-type="float">
            <text:p>4244,8</text:p>
          </table:table-cell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  <table:table-cell table:formula="of:=STDEV([.J28:.N28])" office:value-type="float" office:value="554.621672854568" calcext:value-type="float">
            <text:p>554,6216728546</text:p>
          </table:table-cell>
        </table:table-row>
        <table:table-row table:style-name="ro1">
          <table:table-cell table:number-columns-repeated="8"/>
          <table:table-cell table:formula="of:=([.J29]+[.K29]+[.L29]+[.M29]+[.N29])/5" office:value-type="float" office:value="4244.8" calcext:value-type="float">
            <text:p>4244,8</text:p>
          </table:table-cell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  <table:table-cell table:formula="of:=STDEV([.J29:.N29])" office:value-type="float" office:value="554.621672854568" calcext:value-type="float">
            <text:p>554,6216728546</text:p>
          </table:table-cell>
        </table:table-row>
        <table:table-row table:style-name="ro1">
          <table:table-cell table:number-columns-repeated="8"/>
          <table:table-cell table:formula="of:=([.J30]+[.K30]+[.L30]+[.M30]+[.N30])/5" office:value-type="float" office:value="3945.4" calcext:value-type="float">
            <text:p>3945,4</text:p>
          </table:table-cell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  <table:table-cell table:formula="of:=STDEV([.J30:.N30])" office:value-type="float" office:value="113.467175870381" calcext:value-type="float">
            <text:p>113,4671758704</text:p>
          </table:table-cell>
        </table:table-row>
        <table:table-row table:style-name="ro1">
          <table:table-cell table:number-columns-repeated="8"/>
          <table:table-cell table:formula="of:=([.J31]+[.K31]+[.L31]+[.M31]+[.N31])/5" office:value-type="float" office:value="4049.2" calcext:value-type="float">
            <text:p>4049,2</text:p>
          </table:table-cell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  <table:table-cell table:formula="of:=STDEV([.J31:.N31])" office:value-type="float" office:value="260.639022404551" calcext:value-type="float">
            <text:p>260,6390224046</text:p>
          </table:table-cell>
        </table:table-row>
        <table:table-row table:style-name="ro1">
          <table:table-cell table:number-columns-repeated="8"/>
          <table:table-cell table:formula="of:=([.J32]+[.K32]+[.L32]+[.M32]+[.N32])/5" office:value-type="float" office:value="4049.2" calcext:value-type="float">
            <text:p>4049,2</text:p>
          </table:table-cell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  <table:table-cell table:formula="of:=STDEV([.J32:.N32])" office:value-type="float" office:value="260.639022404551" calcext:value-type="float">
            <text:p>260,6390224046</text:p>
          </table:table-cell>
        </table:table-row>
        <table:table-row table:style-name="ro1">
          <table:table-cell table:number-columns-repeated="8"/>
          <table:table-cell table:formula="of:=([.J33]+[.K33]+[.L33]+[.M33]+[.N33])/5" office:value-type="float" office:value="4283.6" calcext:value-type="float">
            <text:p>4283,6</text:p>
          </table:table-cell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  <table:table-cell table:formula="of:=STDEV([.J33:.N33])" office:value-type="float" office:value="375.119047770171" calcext:value-type="float">
            <text:p>375,1190477702</text:p>
          </table:table-cell>
        </table:table-row>
        <table:table-row table:style-name="ro1">
          <table:table-cell table:number-columns-repeated="8"/>
          <table:table-cell table:formula="of:=([.J34]+[.K34]+[.L34]+[.M34]+[.N34])/5" office:value-type="float" office:value="4561" calcext:value-type="float">
            <text:p>4561</text:p>
          </table:table-cell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  <table:table-cell table:formula="of:=STDEV([.J34:.N34])" office:value-type="float" office:value="426.694855839627" calcext:value-type="float">
            <text:p>426,6948558396</text:p>
          </table:table-cell>
        </table:table-row>
        <table:table-row table:style-name="ro1">
          <table:table-cell table:number-columns-repeated="8"/>
          <table:table-cell table:formula="of:=([.J35]+[.K35]+[.L35]+[.M35]+[.N35])/5" office:value-type="float" office:value="4561" calcext:value-type="float">
            <text:p>4561</text:p>
          </table:table-cell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  <table:table-cell table:formula="of:=STDEV([.J35:.N35])" office:value-type="float" office:value="426.694855839627" calcext:value-type="float">
            <text:p>426,6948558396</text:p>
          </table:table-cell>
        </table:table-row>
        <table:table-row table:style-name="ro1">
          <table:table-cell table:number-columns-repeated="8"/>
          <table:table-cell table:formula="of:=([.J36]+[.K36]+[.L36]+[.M36]+[.N36])/5" office:value-type="float" office:value="4536" calcext:value-type="float">
            <text:p>4536</text:p>
          </table:table-cell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  <table:table-cell table:formula="of:=STDEV([.J36:.N36])" office:value-type="float" office:value="487.860635837736" calcext:value-type="float">
            <text:p>487,8606358377</text:p>
          </table:table-cell>
        </table:table-row>
        <table:table-row table:style-name="ro1">
          <table:table-cell table:number-columns-repeated="8"/>
          <table:table-cell table:formula="of:=([.J37]+[.K37]+[.L37]+[.M37]+[.N37])/5" office:value-type="float" office:value="4338.2" calcext:value-type="float">
            <text:p>4338,2</text:p>
          </table:table-cell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  <table:table-cell table:formula="of:=STDEV([.J37:.N37])" office:value-type="float" office:value="467.712197831102" calcext:value-type="float">
            <text:p>467,7121978311</text:p>
          </table:table-cell>
        </table:table-row>
        <table:table-row table:style-name="ro1">
          <table:table-cell table:number-columns-repeated="8"/>
          <table:table-cell table:formula="of:=([.J38]+[.K38]+[.L38]+[.M38]+[.N38])/5" office:value-type="float" office:value="4338.2" calcext:value-type="float">
            <text:p>4338,2</text:p>
          </table:table-cell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  <table:table-cell table:formula="of:=STDEV([.J38:.N38])" office:value-type="float" office:value="467.712197831102" calcext:value-type="float">
            <text:p>467,7121978311</text:p>
          </table:table-cell>
        </table:table-row>
        <table:table-row table:style-name="ro1">
          <table:table-cell table:number-columns-repeated="8"/>
          <table:table-cell table:formula="of:=([.J39]+[.K39]+[.L39]+[.M39]+[.N39])/5" office:value-type="float" office:value="4893.6" calcext:value-type="float">
            <text:p>4893,6</text:p>
          </table:table-cell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  <table:table-cell table:formula="of:=STDEV([.J39:.N39])" office:value-type="float" office:value="1620.15440622183" calcext:value-type="float">
            <text:p>1620,1544062218</text:p>
          </table:table-cell>
        </table:table-row>
        <table:table-row table:style-name="ro1">
          <table:table-cell table:number-columns-repeated="8"/>
          <table:table-cell table:formula="of:=([.J40]+[.K40]+[.L40]+[.M40]+[.N40])/5" office:value-type="float" office:value="6278.4" calcext:value-type="float">
            <text:p>6278,4</text:p>
          </table:table-cell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  <table:table-cell table:formula="of:=STDEV([.J40:.N40])" office:value-type="float" office:value="1455.92626873753" calcext:value-type="float">
            <text:p>1455,9262687375</text:p>
          </table:table-cell>
        </table:table-row>
        <table:table-row table:style-name="ro1">
          <table:table-cell table:number-columns-repeated="8"/>
          <table:table-cell table:formula="of:=([.J41]+[.K41]+[.L41]+[.M41]+[.N41])/5" office:value-type="float" office:value="6278.4" calcext:value-type="float">
            <text:p>6278,4</text:p>
          </table:table-cell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  <table:table-cell table:formula="of:=STDEV([.J41:.N41])" office:value-type="float" office:value="1455.92626873753" calcext:value-type="float">
            <text:p>1455,9262687375</text:p>
          </table:table-cell>
        </table:table-row>
        <table:table-row table:style-name="ro1">
          <table:table-cell table:number-columns-repeated="8"/>
          <table:table-cell table:formula="of:=([.J42]+[.K42]+[.L42]+[.M42]+[.N42])/5" office:value-type="float" office:value="6073.8" calcext:value-type="float">
            <text:p>6073,8</text:p>
          </table:table-cell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6988" calcext:value-type="float">
            <text:p>6988</text:p>
          </table:table-cell>
          <table:table-cell office:value-type="float" office:value="3602" calcext:value-type="float">
            <text:p>3602</text:p>
          </table:table-cell>
          <table:table-cell table:formula="of:=STDEV([.J42:.N42])" office:value-type="float" office:value="1429.64478105577" calcext:value-type="float">
            <text:p>1429,6447810558</text:p>
          </table:table-cell>
        </table:table-row>
        <table:table-row table:style-name="ro1">
          <table:table-cell table:number-columns-repeated="8"/>
          <table:table-cell table:formula="of:=([.J43]+[.K43]+[.L43]+[.M43]+[.N43])/5" office:value-type="float" office:value="4689.8" calcext:value-type="float">
            <text:p>4689,8</text:p>
          </table:table-cell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6988" calcext:value-type="float">
            <text:p>6988</text:p>
          </table:table-cell>
          <table:table-cell office:value-type="float" office:value="362" calcext:value-type="float">
            <text:p>362</text:p>
          </table:table-cell>
          <table:table-cell table:formula="of:=STDEV([.J43:.N43])" office:value-type="float" office:value="2682.39486280451" calcext:value-type="float">
            <text:p>2682,3948628045</text:p>
          </table:table-cell>
        </table:table-row>
        <table:table-row table:style-name="ro1">
          <table:table-cell table:number-columns-repeated="8"/>
          <table:table-cell table:formula="of:=([.J44]+[.K44]+[.L44]+[.M44]+[.N44])/5" office:value-type="float" office:value="5337.8" calcext:value-type="float">
            <text:p>5337,8</text:p>
          </table:table-cell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6988" calcext:value-type="float">
            <text:p>6988</text:p>
          </table:table-cell>
          <table:table-cell office:value-type="float" office:value="3602" calcext:value-type="float">
            <text:p>3602</text:p>
          </table:table-cell>
          <table:table-cell table:formula="of:=STDEV([.J44:.N44])" office:value-type="float" office:value="1511.20025145578" calcext:value-type="float">
            <text:p>1511,2002514558</text:p>
          </table:table-cell>
        </table:table-row>
        <table:table-row table:style-name="ro1">
          <table:table-cell table:number-columns-repeated="8"/>
          <table:table-cell table:formula="of:=([.J45]+[.K45]+[.L45]+[.M45]+[.N45])/5" office:value-type="float" office:value="5183" calcext:value-type="float">
            <text:p>5183</text:p>
          </table:table-cell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4073" calcext:value-type="float">
            <text:p>4073</text:p>
          </table:table-cell>
          <table:table-cell office:value-type="float" office:value="5743" calcext:value-type="float">
            <text:p>5743</text:p>
          </table:table-cell>
          <table:table-cell table:formula="of:=STDEV([.J45:.N45])" office:value-type="float" office:value="1122.81276266348" calcext:value-type="float">
            <text:p>1122,8127626635</text:p>
          </table:table-cell>
        </table:table-row>
        <table:table-row table:style-name="ro1">
          <table:table-cell table:number-columns-repeated="8"/>
          <table:table-cell table:formula="of:=([.J46]+[.K46]+[.L46]+[.M46]+[.N46])/5" office:value-type="float" office:value="6009.8" calcext:value-type="float">
            <text:p>6009,8</text:p>
          </table:table-cell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5221" calcext:value-type="float">
            <text:p>5221</text:p>
          </table:table-cell>
          <table:table-cell office:value-type="float" office:value="7073" calcext:value-type="float">
            <text:p>7073</text:p>
          </table:table-cell>
          <table:table-cell office:value-type="float" office:value="5743" calcext:value-type="float">
            <text:p>5743</text:p>
          </table:table-cell>
          <table:table-cell table:formula="of:=STDEV([.J46:.N46])" office:value-type="float" office:value="688.478539970564" calcext:value-type="float">
            <text:p>688,4785399706</text:p>
          </table:table-cell>
        </table:table-row>
        <table:table-row table:style-name="ro1">
          <table:table-cell table:number-columns-repeated="8"/>
          <table:table-cell table:formula="of:=([.J47]+[.K47]+[.L47]+[.M47]+[.N47])/5" office:value-type="float" office:value="6009.8" calcext:value-type="float">
            <text:p>6009,8</text:p>
          </table:table-cell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5221" calcext:value-type="float">
            <text:p>5221</text:p>
          </table:table-cell>
          <table:table-cell office:value-type="float" office:value="7073" calcext:value-type="float">
            <text:p>7073</text:p>
          </table:table-cell>
          <table:table-cell office:value-type="float" office:value="5743" calcext:value-type="float">
            <text:p>5743</text:p>
          </table:table-cell>
          <table:table-cell table:formula="of:=STDEV([.J47:.N47])" office:value-type="float" office:value="688.478539970564" calcext:value-type="float">
            <text:p>688,4785399706</text:p>
          </table:table-cell>
        </table:table-row>
        <table:table-row table:style-name="ro1">
          <table:table-cell table:number-columns-repeated="8"/>
          <table:table-cell table:formula="of:=([.J48]+[.K48]+[.L48]+[.M48]+[.N48])/5" office:value-type="float" office:value="5337.4" calcext:value-type="float">
            <text:p>5337,4</text:p>
          </table:table-cell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  <table:table-cell table:formula="of:=STDEV([.J48:.N48])" office:value-type="float" office:value="850.958165834255" calcext:value-type="float">
            <text:p>850,9581658343</text:p>
          </table:table-cell>
        </table:table-row>
        <table:table-row table:style-name="ro1">
          <table:table-cell table:number-columns-repeated="8"/>
          <table:table-cell table:formula="of:=([.J49]+[.K49]+[.L49]+[.M49]+[.N49])/5" office:value-type="float" office:value="4567.2" calcext:value-type="float">
            <text:p>4567,2</text:p>
          </table:table-cell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  <table:table-cell table:formula="of:=STDEV([.J49:.N49])" office:value-type="float" office:value="728.667070753166" calcext:value-type="float">
            <text:p>728,6670707532</text:p>
          </table:table-cell>
        </table:table-row>
        <table:table-row table:style-name="ro1">
          <table:table-cell table:number-columns-repeated="8"/>
          <table:table-cell table:formula="of:=([.J50]+[.K50]+[.L50]+[.M50]+[.N50])/5" office:value-type="float" office:value="4567.2" calcext:value-type="float">
            <text:p>4567,2</text:p>
          </table:table-cell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  <table:table-cell table:formula="of:=STDEV([.J50:.N50])" office:value-type="float" office:value="728.667070753166" calcext:value-type="float">
            <text:p>728,6670707532</text:p>
          </table:table-cell>
        </table:table-row>
        <table:table-row table:style-name="ro1">
          <table:table-cell table:number-columns-repeated="8"/>
          <table:table-cell table:formula="of:=([.J51]+[.K51]+[.L51]+[.M51]+[.N51])/5" office:value-type="float" office:value="5176.6" calcext:value-type="float">
            <text:p>5176,6</text:p>
          </table:table-cell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  <table:table-cell table:formula="of:=STDEV([.J51:.N51])" office:value-type="float" office:value="1343.6306412106" calcext:value-type="float">
            <text:p>1343,6306412106</text:p>
          </table:table-cell>
        </table:table-row>
        <table:table-row table:style-name="ro1">
          <table:table-cell table:number-columns-repeated="8"/>
          <table:table-cell table:formula="of:=([.J52]+[.K52]+[.L52]+[.M52]+[.N52])/5" office:value-type="float" office:value="6272" calcext:value-type="float">
            <text:p>6272</text:p>
          </table:table-cell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  <table:table-cell table:formula="of:=STDEV([.J52:.N52])" office:value-type="float" office:value="1034.34447840166" calcext:value-type="float">
            <text:p>1034,3444784017</text:p>
          </table:table-cell>
        </table:table-row>
        <table:table-row table:style-name="ro1">
          <table:table-cell table:number-columns-repeated="8"/>
          <table:table-cell table:formula="of:=([.J53]+[.K53]+[.L53]+[.M53]+[.N53])/5" office:value-type="float" office:value="6272" calcext:value-type="float">
            <text:p>6272</text:p>
          </table:table-cell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  <table:table-cell table:formula="of:=STDEV([.J53:.N53])" office:value-type="float" office:value="1034.34447840166" calcext:value-type="float">
            <text:p>1034,3444784017</text:p>
          </table:table-cell>
        </table:table-row>
        <table:table-row table:style-name="ro1">
          <table:table-cell table:number-columns-repeated="8"/>
          <table:table-cell table:formula="of:=([.J54]+[.K54]+[.L54]+[.M54]+[.N54])/5" office:value-type="float" office:value="5870.8" calcext:value-type="float">
            <text:p>5870,8</text:p>
          </table:table-cell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  <table:table-cell table:formula="of:=STDEV([.J54:.N54])" office:value-type="float" office:value="1252.49239518649" calcext:value-type="float">
            <text:p>1252,4923951865</text:p>
          </table:table-cell>
        </table:table-row>
        <table:table-row table:style-name="ro1">
          <table:table-cell table:number-columns-repeated="8"/>
          <table:table-cell table:formula="of:=([.J55]+[.K55]+[.L55]+[.M55]+[.N55])/5" office:value-type="float" office:value="5232" calcext:value-type="float">
            <text:p>5232</text:p>
          </table:table-cell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  <table:table-cell table:formula="of:=STDEV([.J55:.N55])" office:value-type="float" office:value="905.309063248568" calcext:value-type="float">
            <text:p>905,3090632486</text:p>
          </table:table-cell>
        </table:table-row>
        <table:table-row table:style-name="ro1">
          <table:table-cell table:number-columns-repeated="8"/>
          <table:table-cell table:formula="of:=([.J56]+[.K56]+[.L56]+[.M56]+[.N56])/5" office:value-type="float" office:value="5232" calcext:value-type="float">
            <text:p>5232</text:p>
          </table:table-cell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  <table:table-cell table:formula="of:=STDEV([.J56:.N56])" office:value-type="float" office:value="905.309063248568" calcext:value-type="float">
            <text:p>905,3090632486</text:p>
          </table:table-cell>
        </table:table-row>
        <table:table-row table:style-name="ro1">
          <table:table-cell table:number-columns-repeated="8"/>
          <table:table-cell table:formula="of:=([.J57]+[.K57]+[.L57]+[.M57]+[.N57])/5" office:value-type="float" office:value="5894.6" calcext:value-type="float">
            <text:p>5894,6</text:p>
          </table:table-cell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  <table:table-cell table:formula="of:=STDEV([.J57:.N57])" office:value-type="float" office:value="1149.32797755906" calcext:value-type="float">
            <text:p>1149,3279775591</text:p>
          </table:table-cell>
        </table:table-row>
        <table:table-row table:style-name="ro1">
          <table:table-cell table:number-columns-repeated="8"/>
          <table:table-cell table:formula="of:=([.J58]+[.K58]+[.L58]+[.M58]+[.N58])/5" office:value-type="float" office:value="6071.6" calcext:value-type="float">
            <text:p>6071,6</text:p>
          </table:table-cell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  <table:table-cell table:formula="of:=STDEV([.J58:.N58])" office:value-type="float" office:value="1095.97025507082" calcext:value-type="float">
            <text:p>1095,9702550708</text:p>
          </table:table-cell>
        </table:table-row>
        <table:table-row table:style-name="ro1">
          <table:table-cell table:number-columns-repeated="8"/>
          <table:table-cell table:formula="of:=([.J59]+[.K59]+[.L59]+[.M59]+[.N59])/5" office:value-type="float" office:value="6071.6" calcext:value-type="float">
            <text:p>6071,6</text:p>
          </table:table-cell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  <table:table-cell table:formula="of:=STDEV([.J59:.N59])" office:value-type="float" office:value="1095.97025507082" calcext:value-type="float">
            <text:p>1095,9702550708</text:p>
          </table:table-cell>
        </table:table-row>
        <table:table-row table:style-name="ro1">
          <table:table-cell table:number-columns-repeated="8"/>
          <table:table-cell table:formula="of:=([.J60]+[.K60]+[.L60]+[.M60]+[.N60])/5" office:value-type="float" office:value="5168" calcext:value-type="float">
            <text:p>5168</text:p>
          </table:table-cell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  <table:table-cell table:formula="of:=STDEV([.J60:.N60])" office:value-type="float" office:value="818.998473747052" calcext:value-type="float">
            <text:p>818,9984737471</text:p>
          </table:table-cell>
        </table:table-row>
        <table:table-row table:style-name="ro1">
          <table:table-cell table:number-columns-repeated="8"/>
          <table:table-cell table:formula="of:=([.J61]+[.K61]+[.L61]+[.M61]+[.N61])/5" office:value-type="float" office:value="5578.4" calcext:value-type="float">
            <text:p>5578,4</text:p>
          </table:table-cell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  <table:table-cell table:formula="of:=STDEV([.J61:.N61])" office:value-type="float" office:value="1223.09864688013" calcext:value-type="float">
            <text:p>1223,098646880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2]+[.K62]+[.L62]+[.M62]+[.N62])/5" office:value-type="float" office:value="5578.4" calcext:value-type="float">
            <text:p>5578,4</text:p>
          </table:table-cell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  <table:table-cell table:formula="of:=STDEV([.J62:.N62])" office:value-type="float" office:value="1223.09864688013" calcext:value-type="float">
            <text:p>1223,098646880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3]+[.K63]+[.L63]+[.M63]+[.N63])/5" office:value-type="float" office:value="5905.6" calcext:value-type="float">
            <text:p>5905,6</text:p>
          </table:table-cell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  <table:table-cell table:formula="of:=STDEV([.J63:.N63])" office:value-type="float" office:value="1324.95105569979" calcext:value-type="float">
            <text:p>1324,951055699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4]+[.K64]+[.L64]+[.M64]+[.N64])/5" office:value-type="float" office:value="4791.4" calcext:value-type="float">
            <text:p>4791,4</text:p>
          </table:table-cell>
          <table:table-cell table:number-columns-repeated="2" office:value-type="float" office:value="3905" calcext:value-type="float">
            <text:p>3905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  <table:table-cell table:formula="of:=STDEV([.J64:.N64])" office:value-type="float" office:value="1327.17719238992" calcext:value-type="float">
            <text:p>1327,177192389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5]+[.K65]+[.L65]+[.M65]+[.N65])/5" office:value-type="float" office:value="4791.4" calcext:value-type="float">
            <text:p>4791,4</text:p>
          </table:table-cell>
          <table:table-cell table:number-columns-repeated="2" office:value-type="float" office:value="3905" calcext:value-type="float">
            <text:p>3905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  <table:table-cell table:formula="of:=STDEV([.J65:.N65])" office:value-type="float" office:value="1327.17719238992" calcext:value-type="float">
            <text:p>1327,177192389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6]+[.K66]+[.L66]+[.M66]+[.N66])/5" office:value-type="float" office:value="5465" calcext:value-type="float">
            <text:p>5465</text:p>
          </table:table-cell>
          <table:table-cell table:number-columns-repeated="2" office:value-type="float" office:value="3905" calcext:value-type="float">
            <text:p>3905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  <table:table-cell table:formula="of:=STDEV([.J66:.N66])" office:value-type="float" office:value="2028.43942477955" calcext:value-type="float">
            <text:p>2028,439424779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7]+[.K67]+[.L67]+[.M67]+[.N67])/5" office:value-type="float" office:value="6056.2" calcext:value-type="float">
            <text:p>6056,2</text:p>
          </table:table-cell>
          <table:table-cell office:value-type="float" office:value="5710" calcext:value-type="float">
            <text:p>5710</text:p>
          </table:table-cell>
          <table:table-cell office:value-type="float" office:value="5056" calcext:value-type="float">
            <text:p>5056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  <table:table-cell table:formula="of:=STDEV([.J67:.N67])" office:value-type="float" office:value="1586.72499192519" calcext:value-type="float">
            <text:p>1586,724991925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8]+[.K68]+[.L68]+[.M68]+[.N68])/5" office:value-type="float" office:value="6056.2" calcext:value-type="float">
            <text:p>6056,2</text:p>
          </table:table-cell>
          <table:table-cell office:value-type="float" office:value="5710" calcext:value-type="float">
            <text:p>5710</text:p>
          </table:table-cell>
          <table:table-cell office:value-type="float" office:value="5056" calcext:value-type="float">
            <text:p>5056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  <table:table-cell table:formula="of:=STDEV([.J68:.N68])" office:value-type="float" office:value="1586.72499192519" calcext:value-type="float">
            <text:p>1586,724991925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69]+[.K69]+[.L69]+[.M69]+[.N69])/5" office:value-type="float" office:value="6249.4" calcext:value-type="float">
            <text:p>6249,4</text:p>
          </table:table-cell>
          <table:table-cell office:value-type="float" office:value="7039" calcext:value-type="float">
            <text:p>7039</text:p>
          </table:table-cell>
          <table:table-cell office:value-type="float" office:value="5056" calcext:value-type="float">
            <text:p>5056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  <table:table-cell table:formula="of:=STDEV([.J69:.N69])" office:value-type="float" office:value="1131.44235381216" calcext:value-type="float">
            <text:p>1131,442353812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0]+[.K70]+[.L70]+[.M70]+[.N70])/5" office:value-type="float" office:value="6776.8" calcext:value-type="float">
            <text:p>6776,8</text:p>
          </table:table-cell>
          <table:table-cell office:value-type="float" office:value="7039" calcext:value-type="float">
            <text:p>7039</text:p>
          </table:table-cell>
          <table:table-cell office:value-type="float" office:value="7693" calcext:value-type="float">
            <text:p>7693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  <table:table-cell table:formula="of:=STDEV([.J70:.N70])" office:value-type="float" office:value="1047.57706160454" calcext:value-type="float">
            <text:p>1047,577061604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1]+[.K71]+[.L71]+[.M71]+[.N71])/5" office:value-type="float" office:value="6776.8" calcext:value-type="float">
            <text:p>6776,8</text:p>
          </table:table-cell>
          <table:table-cell office:value-type="float" office:value="7039" calcext:value-type="float">
            <text:p>7039</text:p>
          </table:table-cell>
          <table:table-cell office:value-type="float" office:value="7693" calcext:value-type="float">
            <text:p>7693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  <table:table-cell table:formula="of:=STDEV([.J71:.N71])" office:value-type="float" office:value="1047.57706160454" calcext:value-type="float">
            <text:p>1047,577061604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2]+[.K72]+[.L72]+[.M72]+[.N72])/5" office:value-type="float" office:value="7018.2" calcext:value-type="float">
            <text:p>7018,2</text:p>
          </table:table-cell>
          <table:table-cell office:value-type="float" office:value="5801" calcext:value-type="float">
            <text:p>5801</text:p>
          </table:table-cell>
          <table:table-cell office:value-type="float" office:value="7693" calcext:value-type="float">
            <text:p>7693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  <table:table-cell table:formula="of:=STDEV([.J72:.N72])" office:value-type="float" office:value="805.953286487499" calcext:value-type="float">
            <text:p>805,953286487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3]+[.K73]+[.L73]+[.M73]+[.N73])/5" office:value-type="float" office:value="6639.8" calcext:value-type="float">
            <text:p>6639,8</text:p>
          </table:table-cell>
          <table:table-cell table:number-columns-repeated="2" office:value-type="float" office:value="5801" calcext:value-type="float">
            <text:p>5801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  <table:table-cell table:formula="of:=STDEV([.J73:.N73])" office:value-type="float" office:value="852.720763204462" calcext:value-type="float">
            <text:p>852,720763204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4]+[.K74]+[.L74]+[.M74]+[.N74])/5" office:value-type="float" office:value="6639.8" calcext:value-type="float">
            <text:p>6639,8</text:p>
          </table:table-cell>
          <table:table-cell table:number-columns-repeated="2" office:value-type="float" office:value="5801" calcext:value-type="float">
            <text:p>5801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  <table:table-cell table:formula="of:=STDEV([.J74:.N74])" office:value-type="float" office:value="852.720763204462" calcext:value-type="float">
            <text:p>852,720763204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5]+[.K75]+[.L75]+[.M75]+[.N75])/5" office:value-type="float" office:value="6970" calcext:value-type="float">
            <text:p>6970</text:p>
          </table:table-cell>
          <table:table-cell office:value-type="float" office:value="7347" calcext:value-type="float">
            <text:p>7347</text:p>
          </table:table-cell>
          <table:table-cell office:value-type="float" office:value="5801" calcext:value-type="float">
            <text:p>580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  <table:table-cell table:formula="of:=STDEV([.J75:.N75])" office:value-type="float" office:value="1247.43456742228" calcext:value-type="float">
            <text:p>1247,434567422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6]+[.K76]+[.L76]+[.M76]+[.N76])/5" office:value-type="float" office:value="7214" calcext:value-type="float">
            <text:p>7214</text:p>
          </table:table-cell>
          <table:table-cell office:value-type="float" office:value="7347" calcext:value-type="float">
            <text:p>7347</text:p>
          </table:table-cell>
          <table:table-cell office:value-type="float" office:value="7021" calcext:value-type="float">
            <text:p>702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  <table:table-cell table:formula="of:=STDEV([.J76:.N76])" office:value-type="float" office:value="1068.02762136566" calcext:value-type="float">
            <text:p>1068,0276213657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7]+[.K77]+[.L77]+[.M77]+[.N77])/5" office:value-type="float" office:value="7214" calcext:value-type="float">
            <text:p>7214</text:p>
          </table:table-cell>
          <table:table-cell office:value-type="float" office:value="7347" calcext:value-type="float">
            <text:p>7347</text:p>
          </table:table-cell>
          <table:table-cell office:value-type="float" office:value="7021" calcext:value-type="float">
            <text:p>702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  <table:table-cell table:formula="of:=STDEV([.J77:.N77])" office:value-type="float" office:value="1068.02762136566" calcext:value-type="float">
            <text:p>1068,0276213657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8]+[.K78]+[.L78]+[.M78]+[.N78])/5" office:value-type="float" office:value="6422" calcext:value-type="float">
            <text:p>6422</text:p>
          </table:table-cell>
          <table:table-cell office:value-type="float" office:value="5527" calcext:value-type="float">
            <text:p>5527</text:p>
          </table:table-cell>
          <table:table-cell office:value-type="float" office:value="7021" calcext:value-type="float">
            <text:p>7021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  <table:table-cell table:formula="of:=STDEV([.J78:.N78])" office:value-type="float" office:value="634.998425194898" calcext:value-type="float">
            <text:p>634,998425194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79]+[.K79]+[.L79]+[.M79]+[.N79])/5" office:value-type="float" office:value="6188.2" calcext:value-type="float">
            <text:p>6188,2</text:p>
          </table:table-cell>
          <table:table-cell office:value-type="float" office:value="5527" calcext:value-type="float">
            <text:p>5527</text:p>
          </table:table-cell>
          <table:table-cell office:value-type="float" office:value="5852" calcext:value-type="float">
            <text:p>5852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  <table:table-cell table:formula="of:=STDEV([.J79:.N79])" office:value-type="float" office:value="571.331514971824" calcext:value-type="float">
            <text:p>571,331514971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0]+[.K80]+[.L80]+[.M80]+[.N80])/5" office:value-type="float" office:value="6188.2" calcext:value-type="float">
            <text:p>6188,2</text:p>
          </table:table-cell>
          <table:table-cell office:value-type="float" office:value="5527" calcext:value-type="float">
            <text:p>5527</text:p>
          </table:table-cell>
          <table:table-cell office:value-type="float" office:value="5852" calcext:value-type="float">
            <text:p>5852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  <table:table-cell table:formula="of:=STDEV([.J80:.N80])" office:value-type="float" office:value="571.331514971824" calcext:value-type="float">
            <text:p>571,331514971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1]+[.K81]+[.L81]+[.M81]+[.N81])/5" office:value-type="float" office:value="5499.2" calcext:value-type="float">
            <text:p>5499,2</text:p>
          </table:table-cell>
          <table:table-cell office:value-type="float" office:value="7317" calcext:value-type="float">
            <text:p>7317</text:p>
          </table:table-cell>
          <table:table-cell office:value-type="float" office:value="5852" calcext:value-type="float">
            <text:p>5852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  <table:table-cell table:formula="of:=STDEV([.J81:.N81])" office:value-type="float" office:value="1462.48340161521" calcext:value-type="float">
            <text:p>1462,483401615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2]+[.K82]+[.L82]+[.M82]+[.N82])/5" office:value-type="float" office:value="5785" calcext:value-type="float">
            <text:p>5785</text:p>
          </table:table-cell>
          <table:table-cell office:value-type="float" office:value="7317" calcext:value-type="float">
            <text:p>7317</text:p>
          </table:table-cell>
          <table:table-cell office:value-type="float" office:value="7281" calcext:value-type="float">
            <text:p>7281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  <table:table-cell table:formula="of:=STDEV([.J82:.N82])" office:value-type="float" office:value="1673.12327698828" calcext:value-type="float">
            <text:p>1673,123276988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3]+[.K83]+[.L83]+[.M83]+[.N83])/5" office:value-type="float" office:value="5785" calcext:value-type="float">
            <text:p>5785</text:p>
          </table:table-cell>
          <table:table-cell office:value-type="float" office:value="7317" calcext:value-type="float">
            <text:p>7317</text:p>
          </table:table-cell>
          <table:table-cell office:value-type="float" office:value="7281" calcext:value-type="float">
            <text:p>7281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  <table:table-cell table:formula="of:=STDEV([.J83:.N83])" office:value-type="float" office:value="1673.12327698828" calcext:value-type="float">
            <text:p>1673,123276988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4]+[.K84]+[.L84]+[.M84]+[.N84])/5" office:value-type="float" office:value="4697.2" calcext:value-type="float">
            <text:p>4697,2</text:p>
          </table:table-cell>
          <table:table-cell office:value-type="float" office:value="3193" calcext:value-type="float">
            <text:p>3193</text:p>
          </table:table-cell>
          <table:table-cell office:value-type="float" office:value="7281" calcext:value-type="float">
            <text:p>7281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  <table:table-cell table:formula="of:=STDEV([.J84:.N84])" office:value-type="float" office:value="1762.48707796681" calcext:value-type="float">
            <text:p>1762,487077966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5]+[.K85]+[.L85]+[.M85]+[.N85])/5" office:value-type="float" office:value="3886.8" calcext:value-type="float">
            <text:p>3886,8</text:p>
          </table:table-cell>
          <table:table-cell office:value-type="float" office:value="3193" calcext:value-type="float">
            <text:p>3193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  <table:table-cell table:formula="of:=STDEV([.J85:.N85])" office:value-type="float" office:value="1074.85938615244" calcext:value-type="float">
            <text:p>1074,859386152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6]+[.K86]+[.L86]+[.M86]+[.N86])/5" office:value-type="float" office:value="3886.8" calcext:value-type="float">
            <text:p>3886,8</text:p>
          </table:table-cell>
          <table:table-cell office:value-type="float" office:value="3193" calcext:value-type="float">
            <text:p>3193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  <table:table-cell table:formula="of:=STDEV([.J86:.N86])" office:value-type="float" office:value="1074.85938615244" calcext:value-type="float">
            <text:p>1074,859386152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7]+[.K87]+[.L87]+[.M87]+[.N87])/5" office:value-type="float" office:value="4256.2" calcext:value-type="float">
            <text:p>4256,2</text:p>
          </table:table-cell>
          <table:table-cell office:value-type="float" office:value="4519" calcext:value-type="float">
            <text:p>4519</text:p>
          </table:table-cell>
          <table:table-cell office:value-type="float" office:value="3229" calcext:value-type="float">
            <text:p>3229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  <table:table-cell table:formula="of:=STDEV([.J87:.N87])" office:value-type="float" office:value="1229.09303960278" calcext:value-type="float">
            <text:p>1229,093039602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8]+[.K88]+[.L88]+[.M88]+[.N88])/5" office:value-type="float" office:value="4533.6" calcext:value-type="float">
            <text:p>4533,6</text:p>
          </table:table-cell>
          <table:table-cell office:value-type="float" office:value="4519" calcext:value-type="float">
            <text:p>4519</text:p>
          </table:table-cell>
          <table:table-cell office:value-type="float" office:value="4616" calcext:value-type="float">
            <text:p>4616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  <table:table-cell table:formula="of:=STDEV([.J88:.N88])" office:value-type="float" office:value="1087.68575425074" calcext:value-type="float">
            <text:p>1087,6857542507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89]+[.K89]+[.L89]+[.M89]+[.N89])/5" office:value-type="float" office:value="4533.6" calcext:value-type="float">
            <text:p>4533,6</text:p>
          </table:table-cell>
          <table:table-cell office:value-type="float" office:value="4519" calcext:value-type="float">
            <text:p>4519</text:p>
          </table:table-cell>
          <table:table-cell office:value-type="float" office:value="4616" calcext:value-type="float">
            <text:p>4616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  <table:table-cell table:formula="of:=STDEV([.J89:.N89])" office:value-type="float" office:value="1087.68575425074" calcext:value-type="float">
            <text:p>1087,6857542507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0]+[.K90]+[.L90]+[.M90]+[.N90])/5" office:value-type="float" office:value="4791" calcext:value-type="float">
            <text:p>4791</text:p>
          </table:table-cell>
          <table:table-cell office:value-type="float" office:value="5615" calcext:value-type="float">
            <text:p>5615</text:p>
          </table:table-cell>
          <table:table-cell office:value-type="float" office:value="4616" calcext:value-type="float">
            <text:p>4616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  <table:table-cell table:formula="of:=STDEV([.J90:.N90])" office:value-type="float" office:value="924.891074667715" calcext:value-type="float">
            <text:p>924,8910746677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1]+[.K91]+[.L91]+[.M91]+[.N91])/5" office:value-type="float" office:value="4949.2" calcext:value-type="float">
            <text:p>4949,2</text:p>
          </table:table-cell>
          <table:table-cell office:value-type="float" office:value="5615" calcext:value-type="float">
            <text:p>5615</text:p>
          </table:table-cell>
          <table:table-cell office:value-type="float" office:value="5407" calcext:value-type="float">
            <text:p>5407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  <table:table-cell table:formula="of:=STDEV([.J91:.N91])" office:value-type="float" office:value="954.645064932512" calcext:value-type="float">
            <text:p>954,645064932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2]+[.K92]+[.L92]+[.M92]+[.N92])/5" office:value-type="float" office:value="4949.2" calcext:value-type="float">
            <text:p>4949,2</text:p>
          </table:table-cell>
          <table:table-cell office:value-type="float" office:value="5615" calcext:value-type="float">
            <text:p>5615</text:p>
          </table:table-cell>
          <table:table-cell office:value-type="float" office:value="5407" calcext:value-type="float">
            <text:p>5407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  <table:table-cell table:formula="of:=STDEV([.J92:.N92])" office:value-type="float" office:value="954.645064932512" calcext:value-type="float">
            <text:p>954,645064932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3]+[.K93]+[.L93]+[.M93]+[.N93])/5" office:value-type="float" office:value="13367.6" calcext:value-type="float">
            <text:p>13367,6</text:p>
          </table:table-cell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15" calcext:value-type="float">
            <text:p>14215</text:p>
          </table:table-cell>
          <table:table-cell table:formula="of:=STDEV([.J93:.N93])" office:value-type="float" office:value="1131.15485235223" calcext:value-type="float">
            <text:p>1131,154852352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4]+[.K94]+[.L94]+[.M94]+[.N94])/5" office:value-type="float" office:value="13367.6" calcext:value-type="float">
            <text:p>13367,6</text:p>
          </table:table-cell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15" calcext:value-type="float">
            <text:p>14215</text:p>
          </table:table-cell>
          <table:table-cell table:formula="of:=STDEV([.J94:.N94])" office:value-type="float" office:value="1131.15485235223" calcext:value-type="float">
            <text:p>1131,154852352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5]+[.K95]+[.L95]+[.M95]+[.N95])/5" office:value-type="float" office:value="13373.6" calcext:value-type="float">
            <text:p>13373,6</text:p>
          </table:table-cell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45" calcext:value-type="float">
            <text:p>14245</text:p>
          </table:table-cell>
          <table:table-cell table:formula="of:=STDEV([.J95:.N95])" office:value-type="float" office:value="1136.83873086731" calcext:value-type="float">
            <text:p>1136,838730867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6]+[.K96]+[.L96]+[.M96]+[.N96])/5" office:value-type="float" office:value="11677.4" calcext:value-type="float">
            <text:p>11677,4</text:p>
          </table:table-cell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  <table:table-cell table:formula="of:=STDEV([.J96:.N96])" office:value-type="float" office:value="1156.12836657527" calcext:value-type="float">
            <text:p>1156,128366575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7]+[.K97]+[.L97]+[.M97]+[.N97])/5" office:value-type="float" office:value="11677.4" calcext:value-type="float">
            <text:p>11677,4</text:p>
          </table:table-cell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  <table:table-cell table:formula="of:=STDEV([.J97:.N97])" office:value-type="float" office:value="1156.12836657527" calcext:value-type="float">
            <text:p>1156,128366575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8]+[.K98]+[.L98]+[.M98]+[.N98])/5" office:value-type="float" office:value="11677.4" calcext:value-type="float">
            <text:p>11677,4</text:p>
          </table:table-cell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  <table:table-cell table:formula="of:=STDEV([.J98:.N98])" office:value-type="float" office:value="1156.12836657527" calcext:value-type="float">
            <text:p>1156,128366575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99]+[.K99]+[.L99]+[.M99]+[.N99])/5" office:value-type="float" office:value="9706.8" calcext:value-type="float">
            <text:p>9706,8</text:p>
          </table:table-cell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  <table:table-cell table:formula="of:=STDEV([.J99:.N99])" office:value-type="float" office:value="589.572048184104" calcext:value-type="float">
            <text:p>589,572048184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0]+[.K100]+[.L100]+[.M100]+[.N100])/5" office:value-type="float" office:value="9706.8" calcext:value-type="float">
            <text:p>9706,8</text:p>
          </table:table-cell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  <table:table-cell table:formula="of:=STDEV([.J100:.N100])" office:value-type="float" office:value="589.572048184104" calcext:value-type="float">
            <text:p>589,572048184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1]+[.K101]+[.L101]+[.M101]+[.N101])/5" office:value-type="float" office:value="9706.8" calcext:value-type="float">
            <text:p>9706,8</text:p>
          </table:table-cell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  <table:table-cell table:formula="of:=STDEV([.J101:.N101])" office:value-type="float" office:value="589.572048184104" calcext:value-type="float">
            <text:p>589,572048184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2]+[.K102]+[.L102]+[.M102]+[.N102])/5" office:value-type="float" office:value="9412.2" calcext:value-type="float">
            <text:p>9412,2</text:p>
          </table:table-cell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10573" calcext:value-type="float">
            <text:p>10573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  <table:table-cell table:formula="of:=STDEV([.J102:.N102])" office:value-type="float" office:value="912.480520340023" calcext:value-type="float">
            <text:p>912,4805203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3]+[.K103]+[.L103]+[.M103]+[.N103])/5" office:value-type="float" office:value="9030" calcext:value-type="float">
            <text:p>9030</text:p>
          </table:table-cell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8662" calcext:value-type="float">
            <text:p>8662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  <table:table-cell table:formula="of:=STDEV([.J103:.N103])" office:value-type="float" office:value="673.691695065332" calcext:value-type="float">
            <text:p>673,691695065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4]+[.K104]+[.L104]+[.M104]+[.N104])/5" office:value-type="float" office:value="9030" calcext:value-type="float">
            <text:p>9030</text:p>
          </table:table-cell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8662" calcext:value-type="float">
            <text:p>8662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  <table:table-cell table:formula="of:=STDEV([.J104:.N104])" office:value-type="float" office:value="673.691695065332" calcext:value-type="float">
            <text:p>673,691695065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5]+[.K105]+[.L105]+[.M105]+[.N105])/5" office:value-type="float" office:value="9105" calcext:value-type="float">
            <text:p>9105</text:p>
          </table:table-cell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662" calcext:value-type="float">
            <text:p>8662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  <table:table-cell table:formula="of:=STDEV([.J105:.N105])" office:value-type="float" office:value="581.476998685245" calcext:value-type="float">
            <text:p>581,4769986852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6]+[.K106]+[.L106]+[.M106]+[.N106])/5" office:value-type="float" office:value="9090.8" calcext:value-type="float">
            <text:p>9090,8</text:p>
          </table:table-cell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  <table:table-cell table:formula="of:=STDEV([.J106:.N106])" office:value-type="float" office:value="595.693041758925" calcext:value-type="float">
            <text:p>595,693041758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7]+[.K107]+[.L107]+[.M107]+[.N107])/5" office:value-type="float" office:value="9090.8" calcext:value-type="float">
            <text:p>9090,8</text:p>
          </table:table-cell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  <table:table-cell table:formula="of:=STDEV([.J107:.N107])" office:value-type="float" office:value="595.693041758925" calcext:value-type="float">
            <text:p>595,693041758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8]+[.K108]+[.L108]+[.M108]+[.N108])/5" office:value-type="float" office:value="9007.6" calcext:value-type="float">
            <text:p>9007,6</text:p>
          </table:table-cell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8482" calcext:value-type="float">
            <text:p>8482</text:p>
          </table:table-cell>
          <table:table-cell table:formula="of:=STDEV([.J108:.N108])" office:value-type="float" office:value="1203.3708073574" calcext:value-type="float">
            <text:p>1203,3708073574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09]+[.K109]+[.L109]+[.M109]+[.N109])/5" office:value-type="float" office:value="9591.6" calcext:value-type="float">
            <text:p>9591,6</text:p>
          </table:table-cell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8949" calcext:value-type="float">
            <text:p>8949</text:p>
          </table:table-cell>
          <table:table-cell table:formula="of:=STDEV([.J109:.N109])" office:value-type="float" office:value="1055.91869952189" calcext:value-type="float">
            <text:p>1055,918699521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0]+[.K110]+[.L110]+[.M110]+[.N110])/5" office:value-type="float" office:value="9591.6" calcext:value-type="float">
            <text:p>9591,6</text:p>
          </table:table-cell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8949" calcext:value-type="float">
            <text:p>8949</text:p>
          </table:table-cell>
          <table:table-cell table:formula="of:=STDEV([.J110:.N110])" office:value-type="float" office:value="1055.91869952189" calcext:value-type="float">
            <text:p>1055,9186995219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1]+[.K111]+[.L111]+[.M111]+[.N111])/5" office:value-type="float" office:value="10772" calcext:value-type="float">
            <text:p>10772</text:p>
          </table:table-cell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11691" calcext:value-type="float">
            <text:p>11691</text:p>
          </table:table-cell>
          <table:table-cell table:formula="of:=STDEV([.J111:.N111])" office:value-type="float" office:value="1082.39133403774" calcext:value-type="float">
            <text:p>1082,3913340377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2]+[.K112]+[.L112]+[.M112]+[.N112])/5" office:value-type="float" office:value="11343.4" calcext:value-type="float">
            <text:p>11343,4</text:p>
          </table:table-cell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  <table:table-cell table:formula="of:=STDEV([.J112:.N112])" office:value-type="float" office:value="388.79403287602" calcext:value-type="float">
            <text:p>388,79403287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3]+[.K113]+[.L113]+[.M113]+[.N113])/5" office:value-type="float" office:value="11343.4" calcext:value-type="float">
            <text:p>11343,4</text:p>
          </table:table-cell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  <table:table-cell table:formula="of:=STDEV([.J113:.N113])" office:value-type="float" office:value="388.79403287602" calcext:value-type="float">
            <text:p>388,79403287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4]+[.K114]+[.L114]+[.M114]+[.N114])/5" office:value-type="float" office:value="11759.2" calcext:value-type="float">
            <text:p>11759,2</text:p>
          </table:table-cell>
          <table:table-cell office:value-type="float" office:value="11825" calcext:value-type="float">
            <text:p>11825</text:p>
          </table:table-cell>
          <table:table-cell office:value-type="float" office:value="13046" calcext:value-type="float">
            <text:p>13046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  <table:table-cell table:formula="of:=STDEV([.J114:.N114])" office:value-type="float" office:value="790.152643480992" calcext:value-type="float">
            <text:p>790,15264348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5]+[.K115]+[.L115]+[.M115]+[.N115])/5" office:value-type="float" office:value="13192.8" calcext:value-type="float">
            <text:p>13192,8</text:p>
          </table:table-cell>
          <table:table-cell office:value-type="float" office:value="12838" calcext:value-type="float">
            <text:p>12838</text:p>
          </table:table-cell>
          <table:table-cell office:value-type="float" office:value="13046" calcext:value-type="float">
            <text:p>13046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  <table:table-cell table:formula="of:=STDEV([.J115:.N115])" office:value-type="float" office:value="874.542566145296" calcext:value-type="float">
            <text:p>874,542566145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6]+[.K116]+[.L116]+[.M116]+[.N116])/5" office:value-type="float" office:value="13192.8" calcext:value-type="float">
            <text:p>13192,8</text:p>
          </table:table-cell>
          <table:table-cell office:value-type="float" office:value="12838" calcext:value-type="float">
            <text:p>12838</text:p>
          </table:table-cell>
          <table:table-cell office:value-type="float" office:value="13046" calcext:value-type="float">
            <text:p>13046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  <table:table-cell table:formula="of:=STDEV([.J116:.N116])" office:value-type="float" office:value="874.542566145296" calcext:value-type="float">
            <text:p>874,5425661453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7]+[.K117]+[.L117]+[.M117]+[.N117])/5" office:value-type="float" office:value="13030.6" calcext:value-type="float">
            <text:p>13030,6</text:p>
          </table:table-cell>
          <table:table-cell office:value-type="float" office:value="12838" calcext:value-type="float">
            <text:p>12838</text:p>
          </table:table-cell>
          <table:table-cell office:value-type="float" office:value="12235" calcext:value-type="float">
            <text:p>12235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  <table:table-cell table:formula="of:=STDEV([.J117:.N117])" office:value-type="float" office:value="977.699493709596" calcext:value-type="float">
            <text:p>977,6994937096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8]+[.K118]+[.L118]+[.M118]+[.N118])/5" office:value-type="float" office:value="11493.2" calcext:value-type="float">
            <text:p>11493,2</text:p>
          </table:table-cell>
          <table:table-cell office:value-type="float" office:value="11048" calcext:value-type="float">
            <text:p>11048</text:p>
          </table:table-cell>
          <table:table-cell office:value-type="float" office:value="12235" calcext:value-type="float">
            <text:p>12235</text:p>
          </table:table-cell>
          <table:table-cell office:value-type="float" office:value="10985" calcext:value-type="float">
            <text:p>10985</text:p>
          </table:table-cell>
          <table:table-cell office:value-type="float" office:value="12578" calcext:value-type="float">
            <text:p>12578</text:p>
          </table:table-cell>
          <table:table-cell office:value-type="float" office:value="10620" calcext:value-type="float">
            <text:p>10620</text:p>
          </table:table-cell>
          <table:table-cell table:formula="of:=STDEV([.J118:.N118])" office:value-type="float" office:value="858.196772308076" calcext:value-type="float">
            <text:p>858,196772308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19]+[.K119]+[.L119]+[.M119]+[.N119])/5" office:value-type="float" office:value="11493.2" calcext:value-type="float">
            <text:p>11493,2</text:p>
          </table:table-cell>
          <table:table-cell office:value-type="float" office:value="11048" calcext:value-type="float">
            <text:p>11048</text:p>
          </table:table-cell>
          <table:table-cell office:value-type="float" office:value="12235" calcext:value-type="float">
            <text:p>12235</text:p>
          </table:table-cell>
          <table:table-cell office:value-type="float" office:value="10985" calcext:value-type="float">
            <text:p>10985</text:p>
          </table:table-cell>
          <table:table-cell office:value-type="float" office:value="12578" calcext:value-type="float">
            <text:p>12578</text:p>
          </table:table-cell>
          <table:table-cell office:value-type="float" office:value="10620" calcext:value-type="float">
            <text:p>10620</text:p>
          </table:table-cell>
          <table:table-cell table:formula="of:=STDEV([.J119:.N119])" office:value-type="float" office:value="858.196772308076" calcext:value-type="float">
            <text:p>858,196772308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20]+[.K120]+[.L120]+[.M120]+[.N120])/5" office:value-type="float" office:value="12558.4" calcext:value-type="float">
            <text:p>12558,4</text:p>
          </table:table-cell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985" calcext:value-type="float">
            <text:p>10985</text:p>
          </table:table-cell>
          <table:table-cell office:value-type="float" office:value="11985" calcext:value-type="float">
            <text:p>11985</text:p>
          </table:table-cell>
          <table:table-cell office:value-type="float" office:value="10620" calcext:value-type="float">
            <text:p>10620</text:p>
          </table:table-cell>
          <table:table-cell table:formula="of:=STDEV([.J120:.N120])" office:value-type="float" office:value="2297.9630762917" calcext:value-type="float">
            <text:p>2297,9630762917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21]+[.K121]+[.L121]+[.M121]+[.N121])/5" office:value-type="float" office:value="12638.2" calcext:value-type="float">
            <text:p>12638,2</text:p>
          </table:table-cell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153" calcext:value-type="float">
            <text:p>101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851" calcext:value-type="float">
            <text:p>11851</text:p>
          </table:table-cell>
          <table:table-cell table:formula="of:=STDEV([.J121:.N121])" office:value-type="float" office:value="2299.13455456613" calcext:value-type="float">
            <text:p>2299,1345545661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([.J122]+[.K122]+[.L122]+[.M122]+[.N122])/5" office:value-type="float" office:value="12638.2" calcext:value-type="float">
            <text:p>12638,2</text:p>
          </table:table-cell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153" calcext:value-type="float">
            <text:p>101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851" calcext:value-type="float">
            <text:p>11851</text:p>
          </table:table-cell>
          <table:table-cell table:formula="of:=STDEV([.J122:.N122])" office:value-type="float" office:value="2299.13455456613" calcext:value-type="float">
            <text:p>2299,13455456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9:35:27.205414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5:17:30.079494859</meta:creation-date>
    <dc:date>2017-10-25T20:00:33.951606982</dc:date>
    <meta:editing-duration>PT1H50M20S</meta:editing-duration>
    <meta:editing-cycles>32</meta:editing-cycles>
    <meta:generator>LibreOffice/5.1.6.2$Linux_X86_64 LibreOffice_project/10m0$Build-2</meta:generator>
    <meta:document-statistic meta:table-count="1" meta:cell-count="8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607cm" xlink:href=".." xlink:type="simple" chart:class="chart:line" chart:style-name="ch1">
        <chart:title svg:x="5.283cm" svg:y="0.308cm" chart:style-name="ch2">
          <text:p>Experimento 2 - Com SDN</text:p>
        </chart:title>
        <chart:legend chart:legend-position="end" svg:x="13.278cm" svg:y="4.004cm" style:legend-expansion="high" chart:style-name="ch3"/>
        <chart:plot-area chart:style-name="ch4" table:cell-range-address="Sheet1.I3:Sheet1.I122" svg:x="1.33cm" svg:y="1.259cm" svg:width="11.629cm" svg:height="6.195cm">
          <chartooo:coordinate-region svg:x="2.322cm" svg:y="1.38cm" svg:width="10.311cm" svg:height="5.072cm"/>
          <chart:axis chart:dimension="x" chart:name="primary-x" chart:style-name="ch5">
            <chart:title svg:x="6.386cm" svg:y="7.626cm" chart:style-name="ch6">
              <text:p>Tempo (s)</text:p>
            </chart:title>
          </chart:axis>
          <chart:axis chart:dimension="y" chart:name="primary-y" chart:style-name="ch5">
            <chart:title svg:x="0.451cm" svg:y="5.3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I3:Sheet1.I122" chart:class="chart:line"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3:Sheet1.I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5.8">
                <text:p>146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96.2">
                <text:p>669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53.2">
                <text:p>815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98.6">
                <text:p>679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5.6">
                <text:p>666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91.6">
                <text:p>639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1.2">
                <text:p>481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45.4">
                <text:p>394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83.6">
                <text:p>428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3.6">
                <text:p>489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73.8">
                <text:p>6073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89.8">
                <text:p>468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37.8">
                <text:p>533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37.4">
                <text:p>533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76.6">
                <text:p>517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70.8">
                <text:p>587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94.6">
                <text:p>589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05.6">
                <text:p>5905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49.4">
                <text:p>624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18.2">
                <text:p>7018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99.2">
                <text:p>5499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97.2">
                <text:p>469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6.2">
                <text:p>4256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73.6">
                <text:p>13373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12.2">
                <text:p>9412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59.2">
                <text:p>11759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30.6">
                <text:p>1303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58.4">
                <text:p>12558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38.2">
                <text:p>12638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38.2">
                <text:p>1263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standard-erro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loext:std-weight="1"/>
      <style:graphic-properties draw:stroke="solid" svg:stroke-width="0cm" svg:stroke-color="#333333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595cm" svg:height="19.319cm" xlink:href=".." xlink:type="simple" chart:class="chart:line" chart:style-name="ch1">
        <chart:title svg:x="17.74cm" svg:y="0.522cm" chart:style-name="ch2">
          <text:p>Topologia 2 - Três vídeos</text:p>
        </chart:title>
        <chart:legend chart:legend-position="end" svg:x="37.875cm" svg:y="9.36cm" style:legend-expansion="high" chart:style-name="ch3"/>
        <chart:plot-area chart:style-name="ch4" table:cell-range-address="Sheet1.I3:Sheet1.I122" svg:x="1.822cm" svg:y="1.687cm" svg:width="35.242cm" svg:height="16.265cm">
          <chartooo:coordinate-region svg:x="2.999cm" svg:y="1.808cm" svg:width="34.065cm" svg:height="15.142cm"/>
          <chart:axis chart:dimension="x" chart:name="primary-x" chart:style-name="ch5">
            <chart:title svg:x="18.685cm" svg:y="18.338cm" chart:style-name="ch6">
              <text:p>Tempo (s)</text:p>
            </chart:title>
          </chart:axis>
          <chart:axis chart:dimension="y" chart:name="primary-y" chart:style-name="ch5">
            <chart:title svg:x="0.451cm" svg:y="10.763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I3:Sheet1.I122" chart:class="chart:line">
            <chart:error-indicator chart:style-name="ch10" chart:dimension="y"/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3:Sheet1.I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5.8">
                <text:p>146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96.2">
                <text:p>669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53.2">
                <text:p>815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98.6">
                <text:p>679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65.6">
                <text:p>666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91.6">
                <text:p>639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1.2">
                <text:p>481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45.4">
                <text:p>394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83.6">
                <text:p>428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3.6">
                <text:p>489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73.8">
                <text:p>6073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89.8">
                <text:p>468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37.8">
                <text:p>533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37.4">
                <text:p>533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76.6">
                <text:p>517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70.8">
                <text:p>587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94.6">
                <text:p>589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05.6">
                <text:p>5905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49.4">
                <text:p>624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18.2">
                <text:p>7018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99.2">
                <text:p>5499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97.2">
                <text:p>469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6.2">
                <text:p>4256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73.6">
                <text:p>13373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412.2">
                <text:p>9412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59.2">
                <text:p>11759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30.6">
                <text:p>1303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58.4">
                <text:p>12558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38.2">
                <text:p>12638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638.2">
                <text:p>1263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